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text-properties fo:color="#000000" fo:font-family="Sans Serif" fo:font-size="12.000000000000000pt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1.44000000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1.440000000000000pt"/>
    </style:style>
    <style:style style:name="gr4" style:family="graphic">
      <style:graphic-properties draw:fill="none" draw:marker-end="Arrow_20concave" draw:marker-end-center="false" draw:marker-end-width="10.66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5" style:family="graphic">
      <style:graphic-properties draw:fill="none" draw:marker-start="Arrow_20concave" draw:marker-start-center="false" draw:marker-start-width="10.66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6" style:family="graphic">
      <style:graphic-properties draw:fill="none" draw:marker-end="Arrow_20concave" draw:marker-end-center="false" draw:marker-end-width="10.003951740000000pt" draw:stroke="solid" draw:stroke-linejoin="bevel" draw:textarea-horizontal-align="left" draw:textarea-vertical-align="middle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7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8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9" style:family="graphic">
      <style:graphic-properties calligra:stroke-miterlimit="0" draw:fill="none" draw:marker-end="Arrow" draw:marker-end-center="false" draw:marker-end-width="9.583951740000000pt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0.720000000000000pt"/>
    </style:style>
    <style:style style:name="gr10" style:family="graphic">
      <style:graphic-properties draw:fill="none" draw:marker-end="Arrow" draw:marker-end-center="false" draw:marker-end-width="10.663951740000000pt" draw:stroke="dash" draw:stroke-dash="dash1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737373" svg:stroke-linecap="butt" svg:stroke-opacity="1" svg:stroke-width="1.440000000000000pt"/>
    </style:style>
    <style:style style:name="gr11" style:family="graphic">
      <style:graphic-properties draw:fill="none" draw:stroke="dash" draw:stroke-dash="dash1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12" style:family="graphic">
      <style:graphic-properties draw:fill="none" draw:marker-end="Arrow" draw:marker-end-center="false" draw:marker-end-width="9.58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0.72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  <draw:layer draw:name="hlight"/>
        </draw:layer-set>
        <draw:g draw:style-name="gr1" xml:id="shape-1" draw:id="shape-1" svg:y="138.62300310543pt">
          <draw:ellipse draw:style-name="gr2" xml:id="shape-2" draw:id="shape-2" draw:layer="" svg:width="31.93456051328pt" svg:height="31.93456051328pt" draw:transform="matrix(0.89710985973 0.44180753680 -0.44180753680 0.89710985973 274.24035028841pt 217.5096498628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3" draw:id="shape-3" draw:layer="" svg:width="31.93456051328pt" svg:height="31.93456051328pt" draw:transform="matrix(0.89710985973 0.44180753680 -0.44180753680 0.89710985973 274.24035028841pt 217.5096498628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4" draw:id="shape-4" svg:y="241.20773423419pt">
          <draw:ellipse draw:style-name="gr2" xml:id="shape-5" draw:id="shape-5" draw:layer="" svg:width="31.93456051328pt" svg:height="31.93456051328pt" svg:x="154.88804383474pt" svg:y="323.65639086438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" draw:id="shape-6" draw:layer="" svg:width="31.93456051328pt" svg:height="31.93456051328pt" svg:x="154.88804383474pt" svg:y="323.65639086438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7" draw:id="shape-7" draw:layer="" draw:type="line" draw:start-shape="shape-8" draw:start-glue-point="4" draw:end-shape="shape-6" draw:end-glue-point="0" svg:d="M40.5119 0L0 48.6803" svg:viewBox="0 0 41 49"/>
        <draw:connector draw:style-name="gr5" xml:id="shape-9" draw:id="shape-9" draw:layer="" draw:type="line" draw:start-shape="shape-10" draw:start-glue-point="0" draw:end-shape="shape-8" draw:end-glue-point="4" svg:d="M46.0829 51.9838L0 0" svg:viewBox="0 0 46 52"/>
        <draw:g draw:style-name="gr1" xml:id="shape-11" draw:id="shape-11" svg:y="177.21173229976pt">
          <draw:ellipse draw:style-name="gr2" xml:id="shape-12" draw:id="shape-12" draw:layer="" svg:width="31.93456051328pt" svg:height="31.93456051328pt" draw:transform="matrix(0.98735348077 -0.15853423607 0.15853423607 0.98735348077 192.49755121574pt 261.3276993240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8" draw:id="shape-8" draw:layer="" svg:width="31.93456051328pt" svg:height="31.93456051328pt" draw:transform="matrix(0.98735348077 -0.15853423607 0.15853423607 0.98735348077 192.49755121574pt 261.3276993240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3" draw:id="shape-13" svg:y="216.10129238157pt">
          <draw:ellipse draw:style-name="gr2" xml:id="shape-10" draw:id="shape-10" draw:layer="" svg:width="31.93456051328pt" svg:height="31.93456051328pt" draw:transform="matrix(0.66281153149 -0.74878626705 0.74878626705 0.66281153149 246.86684778517pt 338.9160081906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4" draw:id="shape-14" draw:layer="" svg:width="31.93456051328pt" svg:height="31.93456051328pt" draw:transform="matrix(0.66281153149 -0.74878626705 0.74878626705 0.66281153149 246.86684778517pt 338.9160081906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15" draw:id="shape-15" draw:layer="" draw:type="line" draw:start-shape="shape-16" draw:start-glue-point="4" draw:end-shape="shape-8" draw:end-glue-point="0" svg:d="M1.87764 0L0 58.6847" svg:viewBox="0 0 2 59">
          <draw:glue-point draw:id="4" svg:x="-50%" svg:y="50%"/>
        </draw:connector>
        <draw:connector draw:style-name="gr5" xml:id="shape-17" draw:id="shape-17" draw:layer="" draw:type="line" draw:start-shape="shape-3" draw:start-glue-point="3" draw:end-shape="shape-16" draw:end-glue-point="4" svg:d="M57.0453 31.7224L0 0" svg:viewBox="0 0 57 32">
          <draw:glue-point draw:id="4" svg:x="-50%" svg:y="0%"/>
        </draw:connector>
        <draw:g draw:style-name="gr1" xml:id="shape-18" draw:id="shape-18" svg:y="120.98139226879pt">
          <draw:ellipse draw:style-name="gr2" xml:id="shape-16" draw:id="shape-16" draw:layer="" svg:width="31.93456051328pt" svg:height="31.93456051328pt" svg:x="193.67325780015pt" svg:y="183.64433011967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9" draw:id="shape-19" draw:layer="" svg:width="31.93456051328pt" svg:height="31.93456051328pt" svg:x="193.67325780015pt" svg:y="183.64433011967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6" xml:id="shape-20" draw:id="shape-20" draw:layer="hlight" draw:type="line" draw:start-shape="shape-21" draw:start-glue-point="4" draw:end-shape="shape-22" draw:end-glue-point="0" svg:d="M11.8996 0L0 29.1381" svg:viewBox="0 0 12 29"/>
        <draw:g draw:style-name="gr1" xml:id="shape-23" draw:id="shape-23" svg:y="72.39380137270pt">
          <draw:rect draw:style-name="gr7" xml:id="shape-24" draw:id="shape-24" draw:layer="hlight" svg:width="175.50355400528pt" svg:height="195.77833280733pt" svg:x="133.05323588850pt" svg:y="172.96920665508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7" xml:id="shape-25" draw:id="shape-25" draw:layer="hlight" svg:width="175.50355400528pt" svg:height="195.77833280733pt" svg:x="133.05323588850pt" svg:y="173.60279349264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frame draw:style-name="gr8" xml:id="shape-26" draw:id="shape-26" draw:layer="hlight" svg:width="30.88567453793pt" svg:height="17.00012427909pt" svg:x="259.29709706646pt" svg:y="303.59481552838pt">
          <draw:text-box>
            <text:p text:style-name="P1">1..N</text:p>
          </draw:text-box>
          <draw:glue-point draw:id="4" svg:x="0.50000000000pt" svg:y="0.50000000000pt" draw:align="center"/>
        </draw:frame>
        <draw:frame draw:style-name="gr8" xml:id="shape-27" draw:id="shape-27" draw:layer="hlight" svg:width="30.88567453793pt" svg:height="17.00012427909pt" svg:x="139.54918476683pt" svg:y="305.49557604108pt">
          <draw:text-box>
            <text:p text:style-name="P1">1..M</text:p>
          </draw:text-box>
          <draw:glue-point draw:id="4" svg:x="0.50000000000pt" svg:y="0.50000000000pt" draw:align="center"/>
        </draw:frame>
        <draw:frame draw:style-name="gr8" xml:id="shape-28" draw:id="shape-28" draw:layer="hlight" svg:width="30.88567453793pt" svg:height="17.00012427909pt" svg:x="266.90013911723pt" svg:y="202.85450835568pt">
          <draw:text-box>
            <text:p text:style-name="P1">0..1</text:p>
          </draw:text-box>
          <draw:glue-point draw:id="4" svg:x="0.50000000000pt" svg:y="0.50000000000pt" draw:align="center"/>
        </draw:frame>
        <draw:frame draw:style-name="gr8" xml:id="shape-29" draw:id="shape-29" draw:layer="hlight" svg:width="45.45817180191pt" svg:height="17.00012427909pt" svg:x="201.00710801056pt" svg:y="150.26680083785pt">
          <draw:text-box>
            <text:p text:style-name="P1">Model</text:p>
          </draw:text-box>
          <draw:glue-point draw:id="4" svg:x="0.50000000000pt" svg:y="0.50000000000pt" draw:align="center"/>
        </draw:frame>
        <draw:g draw:style-name="gr1" xml:id="shape-30" draw:id="shape-30" svg:y="322.21639086438pt">
          <draw:ellipse draw:style-name="gr2" xml:id="shape-31" draw:id="shape-31" draw:layer="hlight" svg:width="17.16234196975pt" svg:height="17.16234196975pt" svg:x="434.93342603811pt" svg:y="167.01982927341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32" draw:id="shape-32" draw:layer="hlight" svg:width="17.16234196975pt" svg:height="17.16234196975pt" svg:x="434.93342603811pt" svg:y="167.01982927341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33" draw:id="shape-33" draw:layer="hlight" draw:type="line" draw:start-shape="shape-34" draw:start-glue-point="4" draw:end-shape="shape-32" draw:end-glue-point="0" svg:d="M22.037 0L0 25.9702" svg:viewBox="0 0 22 26"/>
        <draw:connector draw:style-name="gr5" xml:id="shape-35" draw:id="shape-35" draw:layer="hlight" draw:type="line" draw:start-shape="shape-36" draw:start-glue-point="0" draw:end-shape="shape-34" draw:end-glue-point="4" svg:d="M24.501 27.7456L0 0" svg:viewBox="0 0 25 28"/>
        <draw:g draw:style-name="gr1" xml:id="shape-37" draw:id="shape-37" svg:y="257.28145917507pt">
          <draw:ellipse draw:style-name="gr2" xml:id="shape-38" draw:id="shape-38" draw:layer="hlight" svg:width="17.16234196975pt" svg:height="17.16234196975pt" draw:transform="matrix(0.98735348077 -0.15853423607 0.15853423607 0.98735348077 455.14561047441pt 133.5230063471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34" draw:id="shape-34" draw:layer="hlight" svg:width="17.16234196975pt" svg:height="17.16234196975pt" draw:transform="matrix(0.98735348077 -0.15853423607 0.15853423607 0.98735348077 455.14561047441pt 133.5230063471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39" draw:id="shape-39" svg:y="320.84588023054pt">
          <draw:ellipse draw:style-name="gr2" xml:id="shape-36" draw:id="shape-36" draw:layer="hlight" svg:width="17.16234196975pt" svg:height="17.16234196975pt" draw:transform="matrix(0.66281153149 -0.74878626705 0.74878626705 0.66281153149 484.36487779427pt 175.2206864849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40" draw:id="shape-40" draw:layer="hlight" svg:width="17.16234196975pt" svg:height="17.16234196975pt" draw:transform="matrix(0.66281153149 -0.74878626705 0.74878626705 0.66281153149 484.36487779426pt 175.2206864849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41" draw:id="shape-41" draw:layer="hlight" draw:type="line" draw:start-shape="shape-42" draw:start-glue-point="4" draw:end-shape="shape-34" draw:end-glue-point="0" svg:d="M1.24037 0L0 31.3072" svg:viewBox="0 0 1 31">
          <draw:glue-point draw:id="4" svg:x="-50%" svg:y="50%"/>
        </draw:connector>
        <draw:g draw:style-name="gr1" xml:id="shape-43" draw:id="shape-43" svg:y="182.20433011967pt">
          <draw:ellipse draw:style-name="gr2" xml:id="shape-42" draw:id="shape-42" draw:layer="hlight" svg:width="17.16234196975pt" svg:height="17.16234196975pt" svg:x="455.77746130102pt" svg:y="91.77423867286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44" draw:id="shape-44" draw:layer="hlight" svg:width="17.16234196975pt" svg:height="17.16234196975pt" svg:x="455.77746130102pt" svg:y="91.77423867286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45" draw:id="shape-45" svg:y="111.23110689022pt">
          <draw:ellipse draw:style-name="gr2" xml:id="shape-46" draw:id="shape-46" draw:layer="hlight" svg:width="17.16234196975pt" svg:height="17.16234196975pt" draw:transform="matrix(0.89710985973 0.44180753680 -0.44180753680 0.89710985973 502.87752693037pt 210.0809338629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47" draw:id="shape-47" draw:layer="hlight" svg:width="17.16234196975pt" svg:height="17.16234196975pt" draw:transform="matrix(0.89710985973 0.44180753680 -0.44180753680 0.89710985973 502.87752693037pt 210.0809338629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48" draw:id="shape-48" svg:y="165.57982927341pt">
          <draw:ellipse draw:style-name="gr2" xml:id="shape-49" draw:id="shape-49" draw:layer="hlight" svg:width="17.16234196975pt" svg:height="17.16234196975pt" svg:x="438.73494706350pt" svg:y="267.12654960855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50" draw:id="shape-50" draw:layer="hlight" svg:width="17.16234196975pt" svg:height="17.16234196975pt" svg:x="438.73494706350pt" svg:y="267.12654960855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51" draw:id="shape-51" draw:layer="hlight" draw:type="line" draw:start-shape="shape-52" draw:start-glue-point="4" draw:end-shape="shape-50" draw:end-glue-point="0" svg:d="M22.037 0L0 25.9702" svg:viewBox="0 0 22 26"/>
        <draw:connector draw:style-name="gr5" xml:id="shape-53" draw:id="shape-53" draw:layer="hlight" draw:type="line" draw:start-shape="shape-54" draw:start-glue-point="0" draw:end-shape="shape-52" draw:end-glue-point="4" svg:d="M24.501 27.7456L0 0" svg:viewBox="0 0 25 28"/>
        <draw:g draw:style-name="gr1" xml:id="shape-55" draw:id="shape-55" svg:y="130.74216812814pt">
          <draw:ellipse draw:style-name="gr2" xml:id="shape-56" draw:id="shape-56" draw:layer="hlight" svg:width="17.16234196975pt" svg:height="17.16234196975pt" draw:transform="matrix(0.98735348077 -0.15853423607 0.15853423607 0.98735348077 458.94713149980pt 233.6297266822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52" draw:id="shape-52" draw:layer="hlight" svg:width="17.16234196975pt" svg:height="17.16234196975pt" draw:transform="matrix(0.98735348077 -0.15853423607 0.15853423607 0.98735348077 458.94713149980pt 233.6297266822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57" draw:id="shape-57" svg:y="165.17176575728pt">
          <draw:ellipse draw:style-name="gr2" xml:id="shape-54" draw:id="shape-54" draw:layer="hlight" svg:width="17.16234196975pt" svg:height="17.16234196975pt" draw:transform="matrix(0.66281153149 -0.74878626705 0.74878626705 0.66281153149 488.16639881966pt 275.3274068200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58" draw:id="shape-58" draw:layer="hlight" svg:width="17.16234196975pt" svg:height="17.16234196975pt" draw:transform="matrix(0.66281153149 -0.74878626705 0.74878626705 0.66281153149 488.16639881965pt 275.3274068200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59" draw:id="shape-59" draw:layer="hlight" draw:type="line" draw:start-shape="shape-60" draw:start-glue-point="4" draw:end-shape="shape-52" draw:end-glue-point="0" svg:d="M1.24037 0L0 31.3072" svg:viewBox="0 0 1 31">
          <draw:glue-point draw:id="4" svg:x="-50%" svg:y="50%"/>
        </draw:connector>
        <draw:connector draw:style-name="gr5" xml:id="shape-61" draw:id="shape-61" draw:layer="hlight" draw:type="line" draw:start-shape="shape-47" draw:start-glue-point="3" draw:end-shape="shape-60" draw:end-glue-point="4" svg:d="M30.4261 16.8171L0 0" svg:viewBox="0 0 30 17">
          <draw:glue-point draw:id="4" svg:x="-50%" svg:y="0%"/>
        </draw:connector>
        <draw:g draw:style-name="gr1" xml:id="shape-62" draw:id="shape-62" svg:y="90.33423867286pt">
          <draw:ellipse draw:style-name="gr2" xml:id="shape-60" draw:id="shape-60" draw:layer="hlight" svg:width="17.16234196975pt" svg:height="17.16234196975pt" svg:x="459.57898232641pt" svg:y="191.88095900800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3" draw:id="shape-63" draw:layer="hlight" svg:width="17.16234196975pt" svg:height="17.16234196975pt" svg:x="459.57898232641pt" svg:y="191.88095900800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64" draw:id="shape-64" svg:y="111.23110689022pt">
          <draw:ellipse draw:style-name="gr2" xml:id="shape-65" draw:id="shape-65" draw:layer="hlight" svg:width="17.16234196975pt" svg:height="17.16234196975pt" draw:transform="matrix(0.89710985973 0.44180753680 -0.44180753680 0.89710985973 503.51111376794pt 348.8364512895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6" draw:id="shape-66" draw:layer="hlight" svg:width="17.16234196975pt" svg:height="17.16234196975pt" draw:transform="matrix(0.89710985973 0.44180753680 -0.44180753680 0.89710985973 503.51111376794pt 348.8364512895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67" draw:id="shape-67" svg:y="165.57982927341pt">
          <draw:ellipse draw:style-name="gr2" xml:id="shape-68" draw:id="shape-68" draw:layer="hlight" svg:width="17.16234196975pt" svg:height="17.16234196975pt" svg:x="431.13190501272pt" svg:y="402.71413284728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9" draw:id="shape-69" draw:layer="hlight" svg:width="17.16234196975pt" svg:height="17.16234196975pt" svg:x="431.13190501272pt" svg:y="402.71413284728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70" draw:id="shape-70" draw:layer="hlight" draw:type="line" draw:start-shape="shape-21" draw:start-glue-point="4" draw:end-shape="shape-69" draw:end-glue-point="0" svg:d="M30.2736 0L0 22.8022" svg:viewBox="0 0 30 23"/>
        <draw:connector draw:style-name="gr5" xml:id="shape-71" draw:id="shape-71" draw:layer="hlight" draw:type="line" draw:start-shape="shape-72" draw:start-glue-point="0" draw:end-shape="shape-21" draw:end-glue-point="4" svg:d="M24.501 27.7456L0 0" svg:viewBox="0 0 25 28"/>
        <draw:g draw:style-name="gr1" xml:id="shape-73" draw:id="shape-73" svg:y="130.74216812814pt">
          <draw:ellipse draw:style-name="gr2" xml:id="shape-74" draw:id="shape-74" draw:layer="hlight" svg:width="17.16234196975pt" svg:height="17.16234196975pt" draw:transform="matrix(0.98735348077 -0.15853423607 0.15853423607 0.98735348077 459.58071833736pt 372.3852441088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21" draw:id="shape-21" draw:layer="hlight" svg:width="17.16234196975pt" svg:height="17.16234196975pt" draw:transform="matrix(0.98735348077 -0.15853423607 0.15853423607 0.98735348077 459.58071833736pt 372.3852441088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75" draw:id="shape-75" svg:y="165.17176575728pt">
          <draw:ellipse draw:style-name="gr2" xml:id="shape-72" draw:id="shape-72" draw:layer="hlight" svg:width="17.16234196975pt" svg:height="17.16234196975pt" draw:transform="matrix(0.66281153149 -0.74878626705 0.74878626705 0.66281153149 488.79998565722pt 414.0829242466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76" draw:id="shape-76" draw:layer="hlight" svg:width="17.16234196975pt" svg:height="17.16234196975pt" draw:transform="matrix(0.66281153149 -0.74878626705 0.74878626705 0.66281153149 488.79998565721pt 414.0829242466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77" draw:id="shape-77" draw:layer="hlight" draw:type="line" draw:start-shape="shape-78" draw:start-glue-point="4" draw:end-shape="shape-21" draw:end-glue-point="0" svg:d="M1.24037 0L0 31.3072" svg:viewBox="0 0 1 31">
          <draw:glue-point draw:id="4" svg:x="-50%" svg:y="50%"/>
        </draw:connector>
        <draw:connector draw:style-name="gr5" xml:id="shape-79" draw:id="shape-79" draw:layer="hlight" draw:type="line" draw:start-shape="shape-66" draw:start-glue-point="3" draw:end-shape="shape-78" draw:end-glue-point="4" svg:d="M30.4261 16.8171L0 0" svg:viewBox="0 0 30 17">
          <draw:glue-point draw:id="4" svg:x="-50%" svg:y="0%"/>
        </draw:connector>
        <draw:g draw:style-name="gr1" xml:id="shape-80" draw:id="shape-80" svg:y="90.33423867286pt">
          <draw:ellipse draw:style-name="gr2" xml:id="shape-78" draw:id="shape-78" draw:layer="hlight" svg:width="17.16234196975pt" svg:height="17.16234196975pt" svg:x="460.21256916397pt" svg:y="330.63647643456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81" draw:id="shape-81" draw:layer="hlight" svg:width="17.16234196975pt" svg:height="17.16234196975pt" svg:x="460.21256916397pt" svg:y="330.63647643456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82" draw:id="shape-82" svg:y="404.44206703511pt">
          <draw:ellipse draw:style-name="gr2" xml:id="shape-83" draw:id="shape-83" draw:layer="hlight" svg:width="17.16234196975pt" svg:height="17.16234196975pt" svg:x="449.50592330209pt" svg:y="409.0500012229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22" draw:id="shape-22" draw:layer="hlight" svg:width="17.16234196975pt" svg:height="17.16234196975pt" svg:x="449.50592330209pt" svg:y="409.0500012229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path draw:style-name="gr9" xml:id="shape-84" draw:id="shape-84" draw:layer="hlight" svg:width="93.77085195950pt" svg:height="67.31252558564pt" svg:x="326.29722134555pt" svg:y="153.96160152810pt" svg:viewBox="0 0 94 67" svg:d="M0 67.3067C-1.42109e-14 67.7291 31.257 45.2935 93.7709 0" calligra:nodeTypes="cc">
          <draw:glue-point draw:id="4" svg:x="0.50000000000pt" svg:y="0.50000000000pt" draw:align="center"/>
        </draw:path>
        <draw:path draw:style-name="gr10" xml:id="shape-85" draw:id="shape-85" draw:layer="hlight" svg:width="98.96639298647pt" svg:height="22.82054924410pt" svg:x="326.23119401353pt" svg:y="260.64450875590pt" svg:viewBox="0 0 99 23" svg:d="M0 0C31.257 7.749 67.7094 15.0715 98.9664 22.8205" calligra:nodeTypes="cc">
          <draw:glue-point draw:id="4" svg:x="0.50000000000pt" svg:y="0.50000000000pt" draw:align="center"/>
        </draw:path>
        <draw:path draw:style-name="gr9" xml:id="shape-86" draw:id="shape-86" draw:layer="hlight" svg:width="105.17541503565pt" svg:height="70.32813896962pt" svg:x="325.66363450799pt" svg:y="301.58733468055pt" svg:viewBox="0 0 105 70" svg:d="M0 0L105.175 70.3281" calligra:nodeTypes="cc">
          <draw:glue-point draw:id="4" svg:x="0.50000000000pt" svg:y="0.50000000000pt" draw:align="center"/>
        </draw:path>
        <draw:path draw:style-name="gr11" xml:id="shape-87" draw:id="shape-87" draw:layer="hlight" svg:width="0.00000000000pt" svg:height="28.85200702911pt" svg:x="469.98672062345pt" svg:y="290.32703822606pt" svg:viewBox="0 0 0 29" svg:d="M1.7053e-13 0L0 28.852" calligra:nodeTypes="cc">
          <draw:glue-point draw:id="4" svg:x="0.50000000000pt" svg:y="0.50000000000pt" draw:align="center"/>
        </draw:path>
        <draw:path draw:style-name="gr10" xml:id="shape-88" draw:id="shape-88" draw:layer="hlight" svg:width="97.43334311215pt" svg:height="48.32520056613pt" svg:x="326.29722134555pt" svg:y="275.70772059343pt" svg:viewBox="0 0 97 48" svg:d="M0 0L97.4333 48.3252" calligra:nodeTypes="cc">
          <draw:glue-point draw:id="4" svg:x="0.50000000000pt" svg:y="0.50000000000pt" draw:align="center"/>
        </draw:path>
        <draw:path draw:style-name="gr12" xml:id="shape-89" draw:id="shape-89" draw:layer="hlight" svg:width="97.49937044417pt" svg:height="24.13748532598pt" svg:x="326.23119401353pt" svg:y="217.01889063295pt" svg:viewBox="0 0 97 24" svg:d="M0 24.1375L97.4994 0" calligra:nodeTypes="cc">
          <draw:glue-point draw:id="4" svg:x="0.50000000000pt" svg:y="0.50000000000pt" draw:align="center"/>
        </draw:path>
        <draw:frame draw:style-name="gr8" xml:id="shape-90" draw:id="shape-90" draw:layer="hlight" svg:width="71.42974209935pt" svg:height="17.00012427909pt" draw:transform="matrix(0.81180926524 -0.58392269768 0.58392269768 0.81180926524 326.29722134555pt 192.76835071718pt)">
          <draw:text-box>
            <text:p text:style-name="P1">Instance 1</text:p>
          </draw:text-box>
          <draw:glue-point draw:id="4" svg:x="0.50000000000pt" svg:y="0.50000000000pt" draw:align="center"/>
        </draw:frame>
        <draw:frame draw:style-name="gr8" xml:id="shape-91" draw:id="shape-91" draw:layer="hlight" svg:width="71.42974209935pt" svg:height="17.00012427909pt" draw:transform="matrix(0.96788418050 -0.25139652570 0.25139652570 0.96788418050 333.68690839885pt 221.26827309929pt)">
          <draw:text-box>
            <text:p text:style-name="P1">Instance 2</text:p>
          </draw:text-box>
          <draw:glue-point draw:id="4" svg:x="0.50000000000pt" svg:y="0.50000000000pt" draw:align="center"/>
        </draw:frame>
        <draw:frame draw:style-name="gr8" xml:id="shape-92" draw:id="shape-92" draw:layer="hlight" svg:width="71.42974209935pt" svg:height="17.00012427909pt" draw:transform="matrix(0.81129948692 0.58463077452 -0.58463077452 0.81129948692 340.15806960000pt 311.81156380000pt)">
          <draw:text-box>
            <text:p text:style-name="P1">Instance K</text:p>
          </draw:text-box>
          <draw:glue-point draw:id="4" svg:x="0.50000000000pt" svg:y="0.50000000000pt" draw:align="center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draw:stroke-dash draw:name="dash1" draw:distance="2.880000000000000pt" draw:dots1="1" draw:dots1-length="5.760000000000000pt" draw:style="rect"/>
    <draw:marker draw:name="Arrow_20concave" draw:display-name="Arrow concave" svg:d="M1013 1491l118 89-567-1580-564 1580 114-85 136-68 148-46 161-17 161 13 153 46z" svg:viewBox="0 0 1131 1580"/>
    <draw:marker draw:name="Arrow" draw:display-name="Arrow" svg:d="M10 0l-10 30h20z" svg:viewBox="0 0 20 30"/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2</meta:generator>
    <dc:title/>
    <meta:initial-creator>Unknown</meta:initial-creator>
    <meta:editing-cycles>22</meta:editing-cycles>
    <dc:date>2015-05-28T15:12:48</dc:date>
    <meta:creation-date>2013-01-19T15:30:17</meta:creation-date>
    <dc:creator>Eric Lacombe</dc:creator>
  </office:meta>
</office:document-meta>
</file>